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2 k140 Line7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3418" calcext:value-type="percentage">
            <text:p>3.42%</text:p>
          </table:table-cell>
          <table:table-cell table:style-name="ce3" office:value-type="percentage" office:value="0.000658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-0.01625" calcext:value-type="percentage">
            <text:p>-1.63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3787" calcext:value-type="percentage">
            <text:p>3.79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00649" calcext:value-type="percentage">
            <text:p>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5049" calcext:value-type="percentage">
            <text:p>1.50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1199" calcext:value-type="percentage">
            <text:p>1.2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00659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4344" calcext:value-type="percentage">
            <text:p>4.34%</text:p>
          </table:table-cell>
          <table:table-cell office:value-type="percentage" office:value="0.000654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office:value-type="percentage" office:value="0.02808" calcext:value-type="percentage">
            <text:p>2.81%</text:p>
          </table:table-cell>
          <table:table-cell office:value-type="percentage" office:value="0.000654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1:00:02.117426074</meta:creation-date>
    <dc:date>2020-04-20T01:11:43.183157325</dc:date>
    <meta:editing-duration>PT11M40S</meta:editing-duration>
    <meta:editing-cycles>3</meta:editing-cycles>
    <meta:generator>LibreOffice/6.3.5.2$Linux_X86_64 LibreOffice_project/30$Build-2</meta:generator>
    <meta:document-statistic meta:table-count="1" meta:cell-count="53" meta:object-count="0"/>
  </office:meta>
</office:document-meta>
</file>